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5b9bd5" draw:shadow="hidden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3cm" fo:padding-bottom="0.3cm" fo:padding-left="0.141cm" fo:padding-right="0.141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solid" draw:fill-color="#1e4e79" draw:shadow="hidden"/>
    </style:style>
    <style:style style:name="gr7" style:family="graphic" style:parent-style-name="standard">
      <style:graphic-properties draw:stroke="none" draw:fill="none" draw:textarea-vertical-align="middle" fo:min-height="0.423cm" fo:min-width="2.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vertical-align="middle" fo:min-height="0.424cm" fo:min-width="2.54cm" fo:padding-top="0.282cm" fo:padding-bottom="0.282cm" fo:padding-left="1.2cm" fo:padding-right="0.282cm"/>
    </style:style>
    <style:style style:name="gr9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 draw:shadow="hidden"/>
    </style:style>
    <style:style style:name="gr10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1e4e79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1e4e79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feffff" style:font-name="Calibri" fo:font-size="10pt" style:font-name-asian="Calibri" style:font-size-asian="10pt" style:font-name-complex="Calibri" style:font-size-complex="10pt"/>
    </style:style>
    <style:style style:name="T4" style:family="text">
      <style:text-properties fo:color="#5b9bd5" style:font-name="Calibri" fo:font-size="10pt" style:font-name-asian="Calibri" style:font-size-asian="10pt" style:font-name-complex="Calib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g>
          <draw:polygon draw:style-name="gr1" draw:text-style-name="P1" draw:layer="layout" svg:width="6.5cm" svg:height="5.059cm" svg:x="20cm" svg:y="13.43cm" svg:viewBox="0 0 6501 5060" draw:points="0,5060 6501,5060 6501,0 0,0">
            <text:p/>
          </draw:polygon>
          <draw:polygon draw:style-name="gr2" draw:text-style-name="P2" draw:layer="layout" svg:width="6.5cm" svg:height="5.059cm" svg:x="20cm" svg:y="13.43cm" svg:viewBox="0 0 6501 5060" draw:points="0,5060 6501,5060 6501,0 0,0">
            <text:p/>
          </draw:polygon>
        </draw:g>
        <draw:g>
          <draw:polygon draw:style-name="gr3" draw:text-style-name="P3" draw:layer="layout" svg:width="6.5cm" svg:height="1.108cm" svg:x="20cm" svg:y="13.43cm" svg:viewBox="0 0 6501 1109" draw:points="0,1109 6501,1109 6501,0 0,0">
            <text:p/>
          </draw:polygon>
          <draw:polygon draw:style-name="gr2" draw:text-style-name="P2" draw:layer="layout" svg:width="6.5cm" svg:height="1.108cm" svg:x="20cm" svg:y="13.43cm" svg:viewBox="0 0 6501 1109" draw:points="0,1109 6501,1109 6501,0 0,0">
            <text:p/>
          </draw:polygon>
        </draw:g>
        <draw:frame draw:style-name="gr4" draw:text-style-name="P2" draw:layer="layout" svg:width="6.5cm" svg:height="1.196cm" svg:x="20cm" svg:y="13.386cm">
          <draw:text-box>
            <text:p text:style-name="P4"><text:span text:style-name="T1">halls</text:span></text:p>
          </draw:text-box>
        </draw:frame>
        <draw:g>
          <draw:polygon draw:style-name="gr5" draw:text-style-name="P5" draw:layer="layout" svg:width="6.5cm" svg:height="0.988cm" svg:x="20cm" svg:y="14.538cm" svg:viewBox="0 0 6501 989" draw:points="0,989 6501,989 6501,0 0,0">
            <text:p/>
          </draw:polygon>
          <draw:g>
            <draw:path draw:style-name="gr6" draw:text-style-name="P6" draw:layer="layout" svg:width="0.296cm" svg:height="0.599cm" svg:x="20.152cm" svg:y="14.732cm" svg:viewBox="0 0 297 600" svg:d="M58 511l90 89 69-67v-222h45l-23-46c16-12 28-25 38-43 14-24 20-47 20-74 0-28-6-51-20-74-14-24-31-41-54-55-24-13-47-19-75-19-27 0-50 6-74 19-23 14-40 31-54 55-14 23-20 46-20 74 0 27 6 50 20 74 10 18 22 31 38 43l-22 46h45v22l-34 44 56 45v22l-45 44z">
              <text:p/>
            </draw:path>
            <draw:frame draw:style-name="gr7" draw:text-style-name="P2" draw:layer="layout" svg:width="0.446cm" svg:height="0.494cm" svg:x="20.45cm" svg:y="14.785cm">
              <draw:text-box>
                <text:p text:style-name="P4"><text:span text:style-name="T2">PK</text:span></text:p>
              </draw:text-box>
            </draw:frame>
          </draw:g>
          <draw:frame draw:style-name="gr8" draw:text-style-name="P2" draw:layer="layout" svg:width="6.5cm" svg:height="1.058cm" svg:x="20cm" svg:y="14.503cm">
            <draw:text-box>
              <text:p text:style-name="P4"><text:span text:style-name="T3">id</text:span></text:p>
            </draw:text-box>
          </draw:frame>
        </draw:g>
        <draw:g>
          <draw:polygon draw:style-name="gr5" draw:text-style-name="P5" draw:layer="layout" svg:width="6.499cm" svg:height="0cm" svg:x="20cm" svg:y="15.526cm" svg:viewBox="0 0 6500 0" draw:points="0,0 6500,0">
            <text:p/>
          </draw:polygon>
          <draw:line draw:style-name="gr9" draw:text-style-name="P2" draw:layer="layout" svg:x1="20cm" svg:y1="15.526cm" svg:x2="26.5cm" svg:y2="15.526cm">
            <text:p/>
          </draw:line>
        </draw:g>
        <draw:frame draw:style-name="gr8" draw:text-style-name="P2" draw:layer="layout" svg:width="6.5cm" svg:height="1.058cm" svg:x="20cm" svg:y="15.491cm">
          <draw:text-box>
            <text:p text:style-name="P4"><text:span text:style-name="T4">name</text:span></text:p>
          </draw:text-box>
        </draw:frame>
        <draw:frame draw:style-name="gr8" draw:text-style-name="P2" draw:layer="layout" svg:width="6.5cm" svg:height="1.058cm" svg:x="20cm" svg:y="16.479cm">
          <draw:text-box>
            <text:p text:style-name="P4"><text:span text:style-name="T4">rows_count</text:span></text:p>
          </draw:text-box>
        </draw:frame>
        <draw:frame draw:style-name="gr8" draw:text-style-name="P2" draw:layer="layout" svg:width="6.5cm" svg:height="1.058cm" svg:x="20cm" svg:y="17.467cm">
          <draw:text-box>
            <text:p text:style-name="P4"><text:span text:style-name="T4">seats_count</text:span></text:p>
          </draw:text-box>
        </draw:frame>
        <draw:g>
          <draw:polygon draw:style-name="gr1" draw:text-style-name="P1" draw:layer="layout" svg:width="6.5cm" svg:height="5.059cm" svg:x="10.5cm" svg:y="8.4cm" svg:viewBox="0 0 6501 5060" draw:points="0,5060 6501,5060 6501,0 0,0">
            <text:p/>
          </draw:polygon>
          <draw:polygon draw:style-name="gr2" draw:text-style-name="P2" draw:layer="layout" svg:width="6.5cm" svg:height="5.059cm" svg:x="10.5cm" svg:y="8.4cm" svg:viewBox="0 0 6501 5060" draw:points="0,5060 6501,5060 6501,0 0,0">
            <text:p/>
          </draw:polygon>
        </draw:g>
        <draw:g>
          <draw:polygon draw:style-name="gr3" draw:text-style-name="P3" draw:layer="layout" svg:width="6.5cm" svg:height="1.108cm" svg:x="10.5cm" svg:y="8.4cm" svg:viewBox="0 0 6501 1109" draw:points="0,1109 6501,1109 6501,0 0,0">
            <text:p/>
          </draw:polygon>
          <draw:polygon draw:style-name="gr2" draw:text-style-name="P2" draw:layer="layout" svg:width="6.5cm" svg:height="1.108cm" svg:x="10.5cm" svg:y="8.4cm" svg:viewBox="0 0 6501 1109" draw:points="0,1109 6501,1109 6501,0 0,0">
            <text:p/>
          </draw:polygon>
        </draw:g>
        <draw:frame draw:style-name="gr4" draw:text-style-name="P2" draw:layer="layout" svg:width="6.5cm" svg:height="1.196cm" svg:x="10.5cm" svg:y="8.356cm">
          <draw:text-box>
            <text:p text:style-name="P4"><text:span text:style-name="T1">sessions</text:span></text:p>
          </draw:text-box>
        </draw:frame>
        <draw:g>
          <draw:polygon draw:style-name="gr5" draw:text-style-name="P5" draw:layer="layout" svg:width="6.5cm" svg:height="0.988cm" svg:x="10.5cm" svg:y="9.508cm" svg:viewBox="0 0 6501 989" draw:points="0,989 6501,989 6501,0 0,0">
            <text:p/>
          </draw:polygon>
          <draw:g>
            <draw:path draw:style-name="gr6" draw:text-style-name="P6" draw:layer="layout" svg:width="0.296cm" svg:height="0.599cm" svg:x="10.651cm" svg:y="9.702cm" svg:viewBox="0 0 297 600" svg:d="M58 512l90 88 69-66v-223h45l-23-45c16-13 28-26 38-44 14-23 20-47 20-74s-6-51-20-74c-14-24-31-41-54-55-24-13-47-19-75-19-27 0-50 6-74 19-23 14-40 31-54 55-14 23-20 47-20 74s6 51 20 74c10 18 22 31 38 44l-22 45h45v22l-34 44 56 45v22l-45 45z">
              <text:p/>
            </draw:path>
            <draw:frame draw:style-name="gr7" draw:text-style-name="P2" draw:layer="layout" svg:width="0.446cm" svg:height="0.494cm" svg:x="10.95cm" svg:y="9.755cm">
              <draw:text-box>
                <text:p text:style-name="P4"><text:span text:style-name="T2">PK</text:span></text:p>
              </draw:text-box>
            </draw:frame>
          </draw:g>
          <draw:frame draw:style-name="gr8" draw:text-style-name="P2" draw:layer="layout" svg:width="6.5cm" svg:height="1.058cm" svg:x="10.5cm" svg:y="9.473cm">
            <draw:text-box>
              <text:p text:style-name="P4"><text:span text:style-name="T3">id</text:span></text:p>
            </draw:text-box>
          </draw:frame>
        </draw:g>
        <draw:g>
          <draw:polygon draw:style-name="gr5" draw:text-style-name="P5" draw:layer="layout" svg:width="6.499cm" svg:height="0cm" svg:x="10.5cm" svg:y="10.496cm" svg:viewBox="0 0 6500 0" draw:points="0,0 6500,0">
            <text:p/>
          </draw:polygon>
          <draw:line draw:style-name="gr9" draw:text-style-name="P2" draw:layer="layout" svg:x1="10.5cm" svg:y1="10.496cm" svg:x2="17cm" svg:y2="10.496cm">
            <text:p/>
          </draw:line>
        </draw:g>
        <draw:frame draw:style-name="gr8" draw:text-style-name="P2" draw:layer="layout" svg:width="6.5cm" svg:height="1.058cm" svg:x="10.5cm" svg:y="10.461cm">
          <draw:text-box>
            <text:p text:style-name="P4"><text:span text:style-name="T4">hall_id</text:span></text:p>
          </draw:text-box>
        </draw:frame>
        <draw:frame draw:style-name="gr8" draw:text-style-name="P2" draw:layer="layout" svg:width="6.5cm" svg:height="1.058cm" svg:x="10.5cm" svg:y="11.449cm">
          <draw:text-box>
            <text:p text:style-name="P4"><text:span text:style-name="T4">movie_id</text:span></text:p>
          </draw:text-box>
        </draw:frame>
        <draw:frame draw:style-name="gr8" draw:text-style-name="P2" draw:layer="layout" svg:width="6.5cm" svg:height="1.058cm" svg:x="10.5cm" svg:y="12.437cm">
          <draw:text-box>
            <text:p text:style-name="P4"><text:span text:style-name="T4">time_start</text:span></text:p>
          </draw:text-box>
        </draw:frame>
        <draw:g>
          <draw:polygon draw:style-name="gr1" draw:text-style-name="P1" draw:layer="layout" svg:width="6.5cm" svg:height="6.047cm" svg:x="1.75cm" svg:y="14.883cm" svg:viewBox="0 0 6501 6048" draw:points="0,6048 6501,6048 6501,0 0,0">
            <text:p/>
          </draw:polygon>
          <draw:polygon draw:style-name="gr2" draw:text-style-name="P2" draw:layer="layout" svg:width="6.5cm" svg:height="6.047cm" svg:x="1.75cm" svg:y="14.883cm" svg:viewBox="0 0 6501 6048" draw:points="0,6048 6501,6048 6501,0 0,0">
            <text:p/>
          </draw:polygon>
        </draw:g>
        <draw:g>
          <draw:polygon draw:style-name="gr3" draw:text-style-name="P3" draw:layer="layout" svg:width="6.5cm" svg:height="1.108cm" svg:x="1.75cm" svg:y="14.883cm" svg:viewBox="0 0 6501 1109" draw:points="0,1109 6501,1109 6501,0 0,0">
            <text:p/>
          </draw:polygon>
          <draw:polygon draw:style-name="gr2" draw:text-style-name="P2" draw:layer="layout" svg:width="6.5cm" svg:height="1.108cm" svg:x="1.75cm" svg:y="14.883cm" svg:viewBox="0 0 6501 1109" draw:points="0,1109 6501,1109 6501,0 0,0">
            <text:p/>
          </draw:polygon>
        </draw:g>
        <draw:frame draw:style-name="gr4" draw:text-style-name="P2" draw:layer="layout" svg:width="6.5cm" svg:height="1.196cm" svg:x="1.75cm" svg:y="14.839cm">
          <draw:text-box>
            <text:p text:style-name="P4"><text:span text:style-name="T1">movies</text:span></text:p>
          </draw:text-box>
        </draw:frame>
        <draw:g>
          <draw:polygon draw:style-name="gr5" draw:text-style-name="P5" draw:layer="layout" svg:width="6.5cm" svg:height="0.988cm" svg:x="1.75cm" svg:y="15.991cm" svg:viewBox="0 0 6501 989" draw:points="0,989 6501,989 6501,0 0,0">
            <text:p/>
          </draw:polygon>
          <draw:g>
            <draw:path draw:style-name="gr6" draw:text-style-name="P6" draw:layer="layout" svg:width="0.296cm" svg:height="0.599cm" svg:x="1.901cm" svg:y="16.184cm" svg:viewBox="0 0 297 600" svg:d="M58 512l90 88 69-66v-223h45l-23-45c16-13 28-26 38-44 14-23 20-47 20-74s-6-51-20-74c-14-24-31-41-54-55-24-13-47-19-75-19-27 0-50 6-74 19-23 14-40 31-54 55-14 23-20 47-20 74s6 51 20 74c10 18 22 31 38 44l-22 45h45v22l-34 44 56 45v22l-45 45z">
              <text:p/>
            </draw:path>
            <draw:frame draw:style-name="gr7" draw:text-style-name="P2" draw:layer="layout" svg:width="0.446cm" svg:height="0.494cm" svg:x="2.2cm" svg:y="16.238cm">
              <draw:text-box>
                <text:p text:style-name="P4"><text:span text:style-name="T2">PK</text:span></text:p>
              </draw:text-box>
            </draw:frame>
          </draw:g>
          <draw:frame draw:style-name="gr8" draw:text-style-name="P2" draw:layer="layout" svg:width="6.5cm" svg:height="1.058cm" svg:x="1.75cm" svg:y="15.956cm">
            <draw:text-box>
              <text:p text:style-name="P4"><text:span text:style-name="T3">id</text:span></text:p>
            </draw:text-box>
          </draw:frame>
        </draw:g>
        <draw:g>
          <draw:polygon draw:style-name="gr5" draw:text-style-name="P5" draw:layer="layout" svg:width="6.499cm" svg:height="0cm" svg:x="1.75cm" svg:y="16.978cm" svg:viewBox="0 0 6500 0" draw:points="0,0 6500,0">
            <text:p/>
          </draw:polygon>
          <draw:line draw:style-name="gr9" draw:text-style-name="P2" draw:layer="layout" svg:x1="1.75cm" svg:y1="16.978cm" svg:x2="8.25cm" svg:y2="16.978cm">
            <text:p/>
          </draw:line>
        </draw:g>
        <draw:frame draw:style-name="gr8" draw:text-style-name="P2" draw:layer="layout" svg:width="6.5cm" svg:height="1.058cm" svg:x="1.75cm" svg:y="16.943cm">
          <draw:text-box>
            <text:p text:style-name="P4"><text:span text:style-name="T4">name</text:span></text:p>
          </draw:text-box>
        </draw:frame>
        <draw:frame draw:style-name="gr8" draw:text-style-name="P2" draw:layer="layout" svg:width="6.5cm" svg:height="1.058cm" svg:x="1.75cm" svg:y="17.931cm">
          <draw:text-box>
            <text:p text:style-name="P4"><text:span text:style-name="T4">duratio_time</text:span></text:p>
          </draw:text-box>
        </draw:frame>
        <draw:frame draw:style-name="gr8" draw:text-style-name="P2" draw:layer="layout" svg:width="6.5cm" svg:height="1.058cm" svg:x="1.75cm" svg:y="18.919cm">
          <draw:text-box>
            <text:p text:style-name="P4"><text:span text:style-name="T4">description</text:span></text:p>
          </draw:text-box>
        </draw:frame>
        <draw:frame draw:style-name="gr8" draw:text-style-name="P2" draw:layer="layout" svg:width="6.5cm" svg:height="1.058cm" svg:x="1.75cm" svg:y="19.907cm">
          <draw:text-box>
            <text:p text:style-name="P4"><text:span text:style-name="T4">image_link</text:span></text:p>
          </draw:text-box>
        </draw:frame>
        <draw:polyline draw:style-name="gr10" draw:text-style-name="P2" draw:layer="layout" svg:width="2.25cm" svg:height="4.506cm" svg:x="8.25cm" svg:y="11.978cm" svg:viewBox="0 0 2251 4507" draw:points="0,4507 1271,4507 1271,0 2251,0">
          <text:p/>
        </draw:polyline>
        <draw:g>
          <draw:polygon draw:style-name="gr1" draw:text-style-name="P1" draw:layer="layout" svg:width="6.5cm" svg:height="6.047cm" svg:x="29.75cm" svg:y="7.883cm" svg:viewBox="0 0 6501 6048" draw:points="0,6048 6501,6048 6501,0 0,0">
            <text:p/>
          </draw:polygon>
          <draw:polygon draw:style-name="gr2" draw:text-style-name="P2" draw:layer="layout" svg:width="6.5cm" svg:height="6.047cm" svg:x="29.75cm" svg:y="7.883cm" svg:viewBox="0 0 6501 6048" draw:points="0,6048 6501,6048 6501,0 0,0">
            <text:p/>
          </draw:polygon>
        </draw:g>
        <draw:g>
          <draw:polygon draw:style-name="gr3" draw:text-style-name="P3" draw:layer="layout" svg:width="6.5cm" svg:height="1.108cm" svg:x="29.75cm" svg:y="7.883cm" svg:viewBox="0 0 6501 1109" draw:points="0,1109 6501,1109 6501,0 0,0">
            <text:p/>
          </draw:polygon>
          <draw:polygon draw:style-name="gr2" draw:text-style-name="P2" draw:layer="layout" svg:width="6.5cm" svg:height="1.108cm" svg:x="29.75cm" svg:y="7.883cm" svg:viewBox="0 0 6501 1109" draw:points="0,1109 6501,1109 6501,0 0,0">
            <text:p/>
          </draw:polygon>
        </draw:g>
        <draw:frame draw:style-name="gr4" draw:text-style-name="P2" draw:layer="layout" svg:width="6.5cm" svg:height="1.196cm" svg:x="29.75cm" svg:y="7.839cm">
          <draw:text-box>
            <text:p text:style-name="P4"><text:span text:style-name="T1">seats</text:span></text:p>
          </draw:text-box>
        </draw:frame>
        <draw:g>
          <draw:polygon draw:style-name="gr5" draw:text-style-name="P5" draw:layer="layout" svg:width="6.5cm" svg:height="0.988cm" svg:x="29.75cm" svg:y="8.991cm" svg:viewBox="0 0 6501 989" draw:points="0,989 6501,989 6501,0 0,0">
            <text:p/>
          </draw:polygon>
          <draw:g>
            <draw:path draw:style-name="gr6" draw:text-style-name="P6" draw:layer="layout" svg:width="0.296cm" svg:height="0.599cm" svg:x="29.901cm" svg:y="9.184cm" svg:viewBox="0 0 297 600" svg:d="M58 512l90 88 69-66v-223h45l-23-45c16-13 28-26 38-44 14-23 20-47 20-74s-6-51-20-74c-14-24-31-41-54-55-24-13-47-19-75-19-27 0-50 6-74 19-23 14-40 31-54 55-14 23-20 47-20 74s6 51 20 74c10 18 22 31 38 44l-22 45h45v22l-34 44 56 45v22l-45 45z">
              <text:p/>
            </draw:path>
            <draw:frame draw:style-name="gr7" draw:text-style-name="P2" draw:layer="layout" svg:width="0.446cm" svg:height="0.494cm" svg:x="30.2cm" svg:y="9.238cm">
              <draw:text-box>
                <text:p text:style-name="P4"><text:span text:style-name="T2">PK</text:span></text:p>
              </draw:text-box>
            </draw:frame>
          </draw:g>
          <draw:frame draw:style-name="gr8" draw:text-style-name="P2" draw:layer="layout" svg:width="6.5cm" svg:height="1.058cm" svg:x="29.75cm" svg:y="8.956cm">
            <draw:text-box>
              <text:p text:style-name="P4"><text:span text:style-name="T3">id</text:span></text:p>
            </draw:text-box>
          </draw:frame>
        </draw:g>
        <draw:g>
          <draw:polygon draw:style-name="gr5" draw:text-style-name="P5" draw:layer="layout" svg:width="6.499cm" svg:height="0cm" svg:x="29.75cm" svg:y="9.978cm" svg:viewBox="0 0 6500 0" draw:points="0,0 6500,0">
            <text:p/>
          </draw:polygon>
          <draw:line draw:style-name="gr9" draw:text-style-name="P2" draw:layer="layout" svg:x1="29.75cm" svg:y1="9.978cm" svg:x2="36.25cm" svg:y2="9.978cm">
            <text:p/>
          </draw:line>
        </draw:g>
        <draw:frame draw:style-name="gr8" draw:text-style-name="P2" draw:layer="layout" svg:width="6.5cm" svg:height="1.058cm" svg:x="29.75cm" svg:y="9.943cm">
          <draw:text-box>
            <text:p text:style-name="P4"><text:span text:style-name="T4">hall_id</text:span></text:p>
          </draw:text-box>
        </draw:frame>
        <draw:frame draw:style-name="gr8" draw:text-style-name="P2" draw:layer="layout" svg:width="6.5cm" svg:height="1.058cm" svg:x="29.75cm" svg:y="10.931cm">
          <draw:text-box>
            <text:p text:style-name="P4"><text:span text:style-name="T4">number</text:span></text:p>
          </draw:text-box>
        </draw:frame>
        <draw:frame draw:style-name="gr8" draw:text-style-name="P2" draw:layer="layout" svg:width="6.5cm" svg:height="1.058cm" svg:x="29.75cm" svg:y="11.919cm">
          <draw:text-box>
            <text:p text:style-name="P4"><text:span text:style-name="T4">row_number</text:span></text:p>
          </draw:text-box>
        </draw:frame>
        <draw:frame draw:style-name="gr8" draw:text-style-name="P2" draw:layer="layout" svg:width="6.5cm" svg:height="1.058cm" svg:x="29.75cm" svg:y="12.907cm">
          <draw:text-box>
            <text:p text:style-name="P4"><text:span text:style-name="T4">is_vip</text:span></text:p>
          </draw:text-box>
        </draw:frame>
        <draw:g>
          <draw:polygon draw:style-name="gr1" draw:text-style-name="P1" draw:layer="layout" svg:width="6.5cm" svg:height="6.047cm" svg:x="20cm" svg:y="1.883cm" svg:viewBox="0 0 6501 6048" draw:points="0,6048 6501,6048 6501,0 0,0">
            <text:p/>
          </draw:polygon>
          <draw:polygon draw:style-name="gr2" draw:text-style-name="P2" draw:layer="layout" svg:width="6.5cm" svg:height="6.047cm" svg:x="20cm" svg:y="1.883cm" svg:viewBox="0 0 6501 6048" draw:points="0,6048 6501,6048 6501,0 0,0">
            <text:p/>
          </draw:polygon>
        </draw:g>
        <draw:g>
          <draw:polygon draw:style-name="gr3" draw:text-style-name="P3" draw:layer="layout" svg:width="6.5cm" svg:height="1.108cm" svg:x="20cm" svg:y="1.883cm" svg:viewBox="0 0 6501 1109" draw:points="0,1109 6501,1109 6501,0 0,0">
            <text:p/>
          </draw:polygon>
          <draw:polygon draw:style-name="gr2" draw:text-style-name="P2" draw:layer="layout" svg:width="6.5cm" svg:height="1.108cm" svg:x="20cm" svg:y="1.883cm" svg:viewBox="0 0 6501 1109" draw:points="0,1109 6501,1109 6501,0 0,0">
            <text:p/>
          </draw:polygon>
        </draw:g>
        <draw:frame draw:style-name="gr4" draw:text-style-name="P2" draw:layer="layout" svg:width="6.5cm" svg:height="1.196cm" svg:x="20cm" svg:y="1.839cm">
          <draw:text-box>
            <text:p text:style-name="P4"><text:span text:style-name="T1">tickets</text:span></text:p>
          </draw:text-box>
        </draw:frame>
        <draw:g>
          <draw:polygon draw:style-name="gr5" draw:text-style-name="P5" draw:layer="layout" svg:width="6.5cm" svg:height="0.988cm" svg:x="20cm" svg:y="2.991cm" svg:viewBox="0 0 6501 989" draw:points="0,989 6501,989 6501,0 0,0">
            <text:p/>
          </draw:polygon>
          <draw:g>
            <draw:path draw:style-name="gr6" draw:text-style-name="P6" draw:layer="layout" svg:width="0.296cm" svg:height="0.599cm" svg:x="20.152cm" svg:y="3.184cm" svg:viewBox="0 0 297 600" svg:d="M58 512l90 88 69-66v-223h45l-23-45c16-13 28-26 38-44 14-23 20-47 20-74s-6-51-20-74c-14-24-31-41-54-55-24-13-47-19-75-19-27 0-50 6-74 19-23 14-40 31-54 55-14 23-20 47-20 74s6 51 20 74c10 18 22 31 38 44l-22 45h45v22l-34 44 56 45v22l-45 45z">
              <text:p/>
            </draw:path>
            <draw:frame draw:style-name="gr7" draw:text-style-name="P2" draw:layer="layout" svg:width="0.446cm" svg:height="0.494cm" svg:x="20.45cm" svg:y="3.238cm">
              <draw:text-box>
                <text:p text:style-name="P4"><text:span text:style-name="T2">PK</text:span></text:p>
              </draw:text-box>
            </draw:frame>
          </draw:g>
          <draw:frame draw:style-name="gr8" draw:text-style-name="P2" draw:layer="layout" svg:width="6.5cm" svg:height="1.058cm" svg:x="20cm" svg:y="2.956cm">
            <draw:text-box>
              <text:p text:style-name="P4"><text:span text:style-name="T3">id</text:span></text:p>
            </draw:text-box>
          </draw:frame>
        </draw:g>
        <draw:g>
          <draw:polygon draw:style-name="gr5" draw:text-style-name="P5" draw:layer="layout" svg:width="6.499cm" svg:height="0cm" svg:x="20cm" svg:y="3.978cm" svg:viewBox="0 0 6500 0" draw:points="0,0 6500,0">
            <text:p/>
          </draw:polygon>
          <draw:line draw:style-name="gr9" draw:text-style-name="P2" draw:layer="layout" svg:x1="20cm" svg:y1="3.978cm" svg:x2="26.5cm" svg:y2="3.978cm">
            <text:p/>
          </draw:line>
        </draw:g>
        <draw:frame draw:style-name="gr8" draw:text-style-name="P2" draw:layer="layout" svg:width="6.5cm" svg:height="1.058cm" svg:x="20cm" svg:y="3.943cm">
          <draw:text-box>
            <text:p text:style-name="P4"><text:span text:style-name="T4">session_id</text:span></text:p>
          </draw:text-box>
        </draw:frame>
        <draw:frame draw:style-name="gr8" draw:text-style-name="P2" draw:layer="layout" svg:width="6.5cm" svg:height="1.058cm" svg:x="20cm" svg:y="4.931cm">
          <draw:text-box>
            <text:p text:style-name="P4"><text:span text:style-name="T4">seat_id</text:span></text:p>
          </draw:text-box>
        </draw:frame>
        <draw:frame draw:style-name="gr8" draw:text-style-name="P2" draw:layer="layout" svg:width="6.5cm" svg:height="1.058cm" svg:x="20cm" svg:y="5.919cm">
          <draw:text-box>
            <text:p text:style-name="P4"><text:span text:style-name="T4">price</text:span></text:p>
          </draw:text-box>
        </draw:frame>
        <draw:frame draw:style-name="gr8" draw:text-style-name="P2" draw:layer="layout" svg:width="6.5cm" svg:height="1.058cm" svg:x="20cm" svg:y="6.907cm">
          <draw:text-box>
            <text:p text:style-name="P4"><text:span text:style-name="T4">qr_code</text:span></text:p>
          </draw:text-box>
        </draw:frame>
        <draw:polyline draw:style-name="gr10" draw:text-style-name="P2" draw:layer="layout" svg:width="3cm" svg:height="5.53cm" svg:x="17cm" svg:y="4.472cm" svg:viewBox="0 0 3001 5531" draw:points="3001,0 1731,0 1731,5531 0,5531">
          <text:p/>
        </draw:polyline>
        <draw:polyline draw:style-name="gr10" draw:text-style-name="P2" draw:layer="layout" svg:width="3.25cm" svg:height="4.024cm" svg:x="26.5cm" svg:y="5.46cm" svg:viewBox="0 0 3251 4025" draw:points="3251,4025 1980,4025 1980,0 0,0">
          <text:p/>
        </draw:polyline>
        <draw:polyline draw:style-name="gr10" draw:text-style-name="P2" draw:layer="layout" svg:width="3cm" svg:height="4.042cm" svg:x="17cm" svg:y="10.99cm" svg:viewBox="0 0 3001 4043" draw:points="3001,4043 1730,4043 1730,0 0,0">
          <text:p/>
        </draw:polyline>
        <draw:polyline draw:style-name="gr11" draw:text-style-name="P2" draw:layer="layout" svg:width="3.25cm" svg:height="4.56cm" svg:x="26.5cm" svg:y="10.472cm" svg:viewBox="0 0 3251 4561" draw:points="3251,0 1981,0 1981,4561 0,456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-4 -12 28 45" svg:d="M10-12l-14 42 9 3 5-15 5 15 9-3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"/>
    <meta:generator>LibreOffice/6.0.7.3$Linux_X86_64 LibreOffice_project/00m0$Build-3</meta:generator>
  </office:meta>
</office:document-meta>
</file>